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IMENTOS BALANCEADOS EL AMIGO GRANJERO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42774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YMUNDO BACA, JAN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0816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756925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84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44822408</text:p>
          </table:table-cell>
          <table:table-cell table:style-name="Tabla2.D3" office:value-type="string">
            <text:p text:style-name="P23">12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7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14:56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